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2" style:family="paragraph" style:parent-style-name="Standard">
      <style:paragraph-properties style:line-height-at-least="0.198in"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4pt" fo:font-weight="bold" fo:background-color="#ffffff" style:font-size-asian="14pt" style:font-weight-asian="bold" style:font-size-complex="14pt" style:font-weight-complex="bold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20pt" fo:font-weight="bold" fo:background-color="#ffffff" style:font-size-asian="20pt" style:font-weight-asian="bold" style:font-size-complex="20pt" style:font-weight-complex="bold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8pt" fo:font-weight="bold" fo:background-color="#ffffff" style:font-size-asian="18pt" style:font-weight-asian="bold" style:font-size-complex="18pt" style:font-weight-complex="bold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ff3333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ff3333" style:font-name="Times New Roman" fo:font-size="14pt" style:text-underline-style="solid" style:text-underline-width="auto" style:text-underline-color="font-color" fo:font-weight="normal" fo:background-color="#fffff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11" style:family="paragraph" style:parent-style-name="Standard" style:list-style-name="L4">
      <style:paragraph-properties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12" style:family="paragraph" style:parent-style-name="Standard" style:list-style-name="L5">
      <style:paragraph-properties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13" style:family="paragraph" style:parent-style-name="Standard" style:list-style-name="L6">
      <style:paragraph-properties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14" style:family="paragraph" style:parent-style-name="Standard" style:list-style-name="L7">
      <style:paragraph-properties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15" style:family="paragraph" style:parent-style-name="Standard" style:list-style-name="L9">
      <style:paragraph-properties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16" style:family="paragraph" style:parent-style-name="Standard" style:list-style-name="L10">
      <style:paragraph-properties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17" style:family="paragraph" style:parent-style-name="Standard" style:list-style-name="L9">
      <style:paragraph-properties fo:background-color="#ffffff">
        <style:background-image/>
      </style:paragraph-properties>
      <style:text-properties fo:color="#000000" style:font-name="Times New Roman" fo:font-size="14pt" style:font-size-asian="14pt" style:font-size-complex="14pt"/>
    </style:style>
    <style:style style:name="P18" style:family="paragraph" style:parent-style-name="Standard" style:list-style-name="L10">
      <style:paragraph-properties fo:background-color="#ffffff">
        <style:background-image/>
      </style:paragraph-properties>
      <style:text-properties fo:color="#000000" style:font-name="Times New Roman" fo:font-size="14pt" fo:font-weight="bold" fo:background-color="#ffffff" style:font-size-asian="14pt" style:font-weight-asian="bold" style:font-size-complex="14pt" style:font-weight-complex="bold"/>
    </style:style>
    <style:style style:name="P19" style:family="paragraph" style:parent-style-name="Standard" style:list-style-name="L3">
      <style:paragraph-properties fo:background-color="#ffffff">
        <style:background-image/>
      </style:paragraph-properties>
      <style:text-properties fo:color="#ff3333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20" style:family="paragraph" style:parent-style-name="Standard" style:list-style-name="L7">
      <style:paragraph-properties fo:background-color="#ffffff">
        <style:background-image/>
      </style:paragraph-properties>
      <style:text-properties fo:color="#ff3333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21" style:family="paragraph" style:parent-style-name="Standard" style:list-style-name="L8">
      <style:paragraph-properties fo:background-color="#ffffff">
        <style:background-image/>
      </style:paragraph-properties>
      <style:text-properties fo:color="#ff3333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22" style:family="paragraph" style:parent-style-name="Standard" style:list-style-name="L9">
      <style:paragraph-properties fo:background-color="#ffffff">
        <style:background-image/>
      </style:paragraph-properties>
      <style:text-properties fo:color="#ff3333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23" style:family="paragraph" style:parent-style-name="Standard" style:list-style-name="L10">
      <style:paragraph-properties fo:background-color="#ffffff">
        <style:background-image/>
      </style:paragraph-properties>
      <style:text-properties fo:color="#ff3333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P24" style:family="paragraph" style:parent-style-name="Standard" style:list-style-name="L5">
      <style:paragraph-properties fo:background-color="#ffffff">
        <style:background-image/>
      </style:paragraph-properties>
      <style:text-properties fo:color="#1c1c1c" style:font-name="Times New Roman" fo:font-size="14pt" fo:font-weight="normal" fo:background-color="#ffffff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ff3333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weight="normal" fo:background-color="#ffffff" style:font-weight-asian="normal" style:font-weight-complex="normal"/>
    </style:style>
    <style:style style:name="T8" style:family="text">
      <style:text-properties fo:font-weight="normal" fo:background-color="#ffffff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ecture 12 HTML and CSS</text:p>
      <text:p text:style-name="P1">HTTP request to some URL</text:p>
      <text:p text:style-name="P1"/>
      <text:p text:style-name="P1">DNS: Domain name of service, <text:s/>IP address → URL, back and forth, cached on a local pc</text:p>
      <text:p text:style-name="P1">HTTP response: HTML document, request more images, css, javascript-&gt; more responses until has all</text:p>
      <text:p text:style-name="P1"/>
      <text:p text:style-name="P1">standardization:</text:p>
      <text:p text:style-name="P1">html 4: W3C, structure, semantic, <text:s/>will try its best to interpret type ambiguity</text:p>
      <text:p text:style-name="P1">css: appearance and layout</text:p>
      <text:p text:style-name="P1">css3:</text:p>
      <text:p text:style-name="P1">java script: dynamic behavior</text:p>
      <text:p text:style-name="P1">XHTML:</text:p>
      <text:p text:style-name="P1">HTML5: “living standard” , what's new? the difference?</text:p>
      <text:p text:style-name="P1"/>
      <text:p text:style-name="P1">HTML:</text:p>
      <text:p text:style-name="P1"><text:span text:style-name="T1">elements</text:span>: define the structure of a document, content+ <text:s/>&lt;tags&gt;, must be paired up, self-closing tags&lt;img/&gt;</text:p>
      <text:p text:style-name="P1"><text:span text:style-name="T1">attributes</text:span>: key value pair</text:p>
      <text:p text:style-name="P1">src</text:p>
      <text:p text:style-name="P1">alt: alternative text if the image cannot be displayed</text:p>
      <text:p text:style-name="P1"><text:span text:style-name="T1">Global attributes</text:span>: be applied to <text:span text:style-name="T1">any</text:span> element on the page</text:p>
      <text:p text:style-name="P1">class</text:p>
      <text:p text:style-name="P1">id</text:p>
      <text:p text:style-name="P1">hidden</text:p>
      <text:p text:style-name="P1">lang: ?</text:p>
      <text:p text:style-name="P1">Style: for css</text:p>
      <text:p text:style-name="P1">tabindex:?</text:p>
      <text:p text:style-name="P1">Title: ?</text:p>
      <text:p text:style-name="P1"/>
      <text:p text:style-name="P1">&lt;!doctype html&gt; <text:s/>type of document, <text:span text:style-name="T3">not have a closing tag not self-closing either</text:span><text:span text:style-name="T4">, uses the lastest version, </text:span>must have otherwise incompatible, not an element</text:p>
      <text:p text:style-name="P1">&lt;html&gt;</text:p>
      <text:p text:style-name="P1">&lt;head&gt;: <text:span text:style-name="T1">metadata</text:span>: title, character encoding, references to external style-sheets</text:p>
      <text:p text:style-name="P1">&lt;body&gt;: content</text:p>
      <text:p text:style-name="P1">&lt;meta charset= “utf-8”&gt;</text:p>
      <text:p text:style-name="P1">&lt;!-- comments --&gt;</text:p>
      <text:p text:style-name="P1"/>
      <text:p text:style-name="P1">block: on new lines in blocks by default &lt;div&gt;</text:p>
      <text:p text:style-name="P1">inline: within the line itself &lt;span&gt;: <text:span text:style-name="T1">group text or elements</text:span></text:p>
      <text:p text:style-name="P1">a href inside another set of tags</text:p>
      <text:p text:style-name="P1"><text:soft-page-break/></text:p>
      <text:p text:style-name="P1">&lt;thead&gt; column headers, &lt;tbody&gt;</text:p>
      <text:p text:style-name="P1"/>
      <text:p text:style-name="P1">ctrl k v =&gt; preview mode</text:p>
      <text:p text:style-name="P1">basic information exchanging: clicking links url get, another is form</text:p>
      <text:p text:style-name="P1">forms controls are done through <text:span text:style-name="T1">“input”</text:span> and its <text:span text:style-name="T1">“type”</text:span> </text:p>
      <text:p text:style-name="P3">key value(s) pairs: name is left hand side, content the value</text:p>
      <text:p text:style-name="P1"/>
      <text:p text:style-name="P1">get : ?name=a query string</text:p>
      <text:p text:style-name="P1">post: more used for forms, content masked</text:p>
      <text:p text:style-name="P1">placeholder</text:p>
      <text:p text:style-name="P1">required,</text:p>
      <text:p text:style-name="P1">min, max, on numbers</text:p>
      <text:p text:style-name="P1">minlength,maxlength, on text</text:p>
      <text:p text:style-name="P1">regular expression pattern</text:p>
      <text:p text:style-name="P1"/>
      <text:p text:style-name="P1">form attributes</text:p>
      <text:p text:style-name="P1">action : where the form data will be processed, usually a url of a server</text:p>
      <text:p text:style-name="P1">target : a new tab(self) or a new window(blank)</text:p>
      <text:p text:style-name="P1">name: have to have for css</text:p>
      <text:p text:style-name="P1">method: get and post( do not see frorm values in the address bar)</text:p>
      <text:p text:style-name="P1">value: default value, also buttons for ones above</text:p>
      <text:p text:style-name="P1"/>
      <text:p text:style-name="P1">mata data, description, character set, keywords</text:p>
      <text:p text:style-name="P3">entity- &gt; special character <text:s/>&amp; &lt; &gt; “</text:p>
      <text:p text:style-name="P1">&amp;copy , unicode code point</text:p>
      <text:p text:style-name="P1">semantic elements: define the content</text:p>
      <text:p text:style-name="P1">main</text:p>
      <text:p text:style-name="P1">audio, browser takes control of playing media from plug-ins, had security issues, give alternative options and let browser choose formats</text:p>
      <text:p text:style-name="P1">aria, read context for blind ppl, gets standardized HTML5</text:p>
      <text:p text:style-name="P1"/>
      <text:p text:style-name="P1">label for <text:s/>=&gt; <text:s/>input id</text:p>
      <text:p text:style-name="P1">radio buttons need value?</text:p>
      <text:p text:style-name="P1">Legend , fieldset</text:p>
      <text:p text:style-name="P1">Alt shift f - &gt; format</text:p>
      <text:p text:style-name="P4">bootstrap: css less manual, less time consuming</text:p>
      <text:p text:style-name="P1"/>
      <text:p text:style-name="P1"/>
      <text:p text:style-name="P2">&lt;input type="text" name="email-input" /&gt; </text:p>
      <text:p text:style-name="P2">&lt;input type="password" name="user-password"/&gt; , masked but not encrypted</text:p>
      <text:p text:style-name="P2"><text:soft-page-break/>radio buttons, name group options into a set</text:p>
      <text:p text:style-name="P2">checkboxes allow multiple selections, name groups as well</text:p>
      <text:p text:style-name="P2">text area rows and columns to determine size</text:p>
      <text:p text:style-name="P2">    &lt;form&gt; </text:p>
      <text:p text:style-name="P2">        &lt;label for="Description"&gt;Description:&lt;/label&gt; </text:p>
      <text:p text:style-name="P2">        &lt;textarea rows="5" cols="50" name="Description"</text:p>
      <text:p text:style-name="P2">                            id="Description"&gt;&lt;/textarea&gt; </text:p>
      <text:p text:style-name="P2">    &lt;/form&gt; </text:p>
      <text:p text:style-name="P2"/>
      <text:p text:style-name="P2">select boxes</text:p>
      <text:p text:style-name="P2">&lt;form&gt; </text:p>
      <text:p text:style-name="P2">        &lt;label for="country"&gt;Country:&lt;/label&gt; </text:p>
      <text:p text:style-name="P2">        &lt;select name="country" id="country"&gt; </text:p>
      <text:p text:style-name="P2">            &lt;option value="United States"&gt;United States&lt;/option&gt; </text:p>
      <text:p text:style-name="P2">            &lt;option value="Canada"&gt;Canada&lt;/option&gt; </text:p>
      <text:p text:style-name="P2">            &lt;option value="Mexico"&gt;Mexico&lt;/option&gt; </text:p>
      <text:p text:style-name="P2">        &lt;/select&gt; </text:p>
      <text:p text:style-name="P2">    &lt;/form&gt; </text:p>
      <text:p text:style-name="P2"/>
      <text:p text:style-name="P1"/>
      <text:p text:style-name="P1"/>
      <text:p text:style-name="P2">If the browser validates the data, then it is called as <text:span text:style-name="T2">*client-side validation*</text:span>. Validation done by the server is called as <text:span text:style-name="T2">*server-side validation*</text:span>.</text:p>
      <text:p text:style-name="P2"/>
      <text:p text:style-name="P1"/>
      <text:p text:style-name="P1">CSS</text:p>
      <text:p text:style-name="P1">3 types:</text:p>
      <text:p text:style-name="P1">Inline; inside tags with “style” attribute</text:p>
      <text:p text:style-name="P1">Internal: in &lt;head&gt;, uniquely style the entire page</text:p>
      <text:p text:style-name="P1">external :  &lt;link rel="stylesheet" href="style.css"/&gt; </text:p>
      <text:p text:style-name="P1"/>
      <text:p text:style-name="P1">selector: </text:p>
      <text:p text:style-name="P1">element selector: select tags <text:s/>p</text:p>
      <text:p text:style-name="P1">id selector: select tag that has an id , #xxx</text:p>
      <text:p text:style-name="P1">class selector: .xxx applied to all who have xxx, but p.xxx alpply to only p who has xxx</text:p>
      <text:p text:style-name="P1">universal selector: * , overriden by others</text:p>
      <text:p text:style-name="P1"/>
      <text:p text:style-name="P1">attributes selectors</text:p>
      <text:p text:style-name="P1">group selector: h1,h2</text:p>
      <text:p text:style-name="P1">child selector: div &gt; p, but if p is in some other tags, no</text:p>
      <text:p text:style-name="P1">descended selector: div p, catches all p</text:p>
      <text:p text:style-name="P1">sibling: select a few in the same hierarchy</text:p>
      <text:p text:style-name="P1"><text:soft-page-break/>adjacent sibling: on the first one sibling</text:p>
      <text:p text:style-name="P1">pseudo : state, hover , active</text:p>
      <text:p text:style-name="P1">pseudo element: first line, before , after</text:p>
      <text:p text:style-name="P1"/>
      <text:p text:style-name="P1"/>
      <text:p text:style-name="P1">order: </text:p>
      <text:p text:style-name="P1">1. Inline CSS - Example: `&lt;h1 style="color: #ffffff;"&gt;`</text:p>
      <text:p text:style-name="P2">2. ID Selector </text:p>
      <text:p text:style-name="P2">3. Class Attribute and Pseudo-Classes Selectors.</text:p>
      <text:p text:style-name="P2">4. Element and Pseudo-Elements Selector.</text:p>
      <text:p text:style-name="P1"/>
      <text:p text:style-name="P1"/>
      <text:p text:style-name="P1"/>
      <text:p text:style-name="P1"/>
      <text:p text:style-name="P1">Lecture 13</text:p>
      <text:p text:style-name="P1"><text:span text:style-name="T1">.scroller .sentence:first-child <text:s text:c="3"/></text:span>only goes for the first child of a class</text:p>
      <text:p text:style-name="P1">reading input: http request - input in url(path, or query string), form </text:p>
      <text:p text:style-name="P1">sending output: http response – html files css js images, error page</text:p>
      <text:p text:style-name="P1"><text:tab/><text:tab/><text:tab/>redirection: status code</text:p>
      <text:p text:style-name="P1"/>
      <text:p text:style-name="P1">new proejct-&gt; Asp.net core web application, <text:s/>.net core 5.0</text:p>
      <text:p text:style-name="P1">console command to create the project above: dotnet new web -f net5.0</text:p>
      <text:p text:style-name="P1">path local host /</text:p>
      <text:p text:style-name="P1">View page source</text:p>
      <text:p text:style-name="P1">Ibuilder → Ihost → .Run() runs the host, does not stop, until forced to</text:p>
      <text:p text:style-name="P1">configure(): </text:p>
      <text:p text:style-name="P1">context.response has events onStarting, </text:p>
      <text:p text:style-name="P1">response.ContentType = “text/html”</text:p>
      <text:p text:style-name="P1">default status code 200, changing the status code alone won't break the page sometimes</text:p>
      <text:p text:style-name="P1">response.WriteAsync, if tags are omitted, will place automatically for programmers</text:p>
      <text:p text:style-name="P1">.next() goes into next middleware in the pipeline</text:p>
      <text:p text:style-name="P1"/>
      <text:p text:style-name="P3">error on a single path, doesn't break the entire website</text:p>
      <text:p text:style-name="P3">forced/ custom exception handling breaks one request</text:p>
      <text:p text:style-name="P1">in development <text:s/>mode, show much more details than can be displayed</text:p>
      <text:p text:style-name="P1">if not mapped, just fall through to the last middle ware</text:p>
      <text:p text:style-name="P1">query string ?name=</text:p>
      <text:p text:style-name="P5">app.run terminates</text:p>
      <text:p text:style-name="P1">MVC architectural pattern, ASP.NET MVC helps implementation</text:p>
      <text:p text:style-name="P1"/>
      <text:p text:style-name="P1"><text:span text:style-name="T1">cant set context response path directly</text:span>, </text:p>
      <text:p text:style-name="P1"><text:soft-page-break/>context.response.statuscode = statuscode.status302found;</text:p>
      <text:p text:style-name="P1">context.response.headers.add(“Location”,”/error”)</text:p>
      <text:p text:style-name="P3">app.mapwhen</text:p>
      <text:p text:style-name="P3"/>
      <text:p text:style-name="P3"/>
      <text:p text:style-name="P1">lecture 14</text:p>
      <text:p text:style-name="P1">detach order and products</text:p>
      <text:p text:style-name="P1">endpoints.mapcontrollerroute(“routename”, “pathpattern”, default: new {property:value // no classes})</text:p>
      <text:p text:style-name="P1">controller = “hello” <text:s/>→ prefix, <text:s/>“hellocontroller”</text:p>
      <text:p text:style-name="P1">make a new class hellocontroller, </text:p>
      <text:p text:style-name="P1">configureservices</text:p>
      <text:p text:style-name="P1">action → result: can be converted into http response</text:p>
      <text:p text:style-name="P1"/>
      <text:p text:style-name="P1">contentresult : directly setting up the result content</text:p>
      <text:p text:style-name="P1">model binding: if a parameter type mismatch, it will leave the value to default instead of throwing exceotion, but if there is already a constraint on route parameters, if not match, will not get catched. If defined, must provide a value, or use a ? to make it optional</text:p>
      <text:p text:style-name="P1"/>
      <text:p text:style-name="P1">parameterize action=Action1, setting up default</text:p>
      <text:p text:style-name="P1">action can return string directly</text:p>
      <text:p text:style-name="P1"/>
      <text:p text:style-name="P1">redirect route/action actuallt have to do reverse engineering</text:p>
      <text:p text:style-name="P1">use parent class controller<text:line-break/>Create Views folder, add razor view empty</text:p>
      <text:p text:style-name="P1">services.AddControllerswithviews in configureservice</text:p>
      <text:p text:style-name="P1"/>
      <text:p text:style-name="P1">if action method name = view html name, just return view()</text:p>
      <text:p text:style-name="P1">@* *@ if c# expression, evaluate and convert to string, insert into the <text:span text:style-name="T1">html</text:span></text:p>
      <text:p text:style-name="P1">if c# block; render the block live and back to 1</text:p>
      <text:p text:style-name="P1">wwwroot</text:p>
      <text:p text:style-name="P1">move layout.cshtml to views/shared/</text:p>
      <text:p text:style-name="P1">layout can't stand on its own</text:p>
      <text:p text:style-name="P1">in view.cshtml, set Layout = “_Layout(name of the layout file)”, view gets inserted into _Layout and renders @RenderBody() </text:p>
      <text:p text:style-name="P1">viewstart layout applied to all pages</text:p>
      <text:p text:style-name="P1"/>
      <text:p text:style-name="P1">app.useexceptionhandler(“/Home/Error”), shortcircuit the process</text:p>
      <text:p text:style-name="P1">dependency injection: class that require objects, get injected into the class ( as a parameter of the constructor), in configureservices</text:p>
      <text:p text:style-name="P1"/>
      <text:p text:style-name="P1"/>
      <text:p text:style-name="P1"><text:soft-page-break/></text:p>
      <text:p text:style-name="P1">new dependencies come in as parameters instead of new objects</text:p>
      <text:p text:style-name="P1">dependency injection</text:p>
      <text:p text:style-name="P1">razor pages</text:p>
      <text:p text:style-name="P1">tag helpers</text:p>
      <text:p text:style-name="P1">[bind] over-posting</text:p>
      <text:p text:style-name="P1">[httppost] only by post</text:p>
      <text:p text:style-name="P1">form tag-helper : generate a hidden anti-forgery token</text:p>
      <text:p text:style-name="P1"/>
      <text:p text:style-name="P1"/>
      <text:p text:style-name="P1">lecture 15:</text:p>
      <text:p text:style-name="P1">cannot nest layout or view, just select one </text:p>
      <text:p text:style-name="P1">database-first/ code-first: both runs in runtime</text:p>
      <text:p text:style-name="P1"/>
      <text:p text:style-name="P1">write dbcontext by hand, work with default, use scaffold</text:p>
      <text:p text:style-name="P1"/>
      <text:list xml:id="list4789994787649417344" text:style-name="L1">
        <text:list-item>
          <text:p text:style-name="P9">create ASP .Net Core web project → mvc project, 2</text:p>
        </text:list-item>
        <text:list-item>
          <text:p text:style-name="P9">create a new library folder for EF modes, add nuget .sql</text:p>
        </text:list-item>
        <text:list-item>
          <text:p text:style-name="P9">add a new class <text:s/>namedbcontext: DbconText, move to Model folder</text:p>
        </text:list-item>
        <text:list-item>
          <text:p text:style-name="P9">In the model folder, create Order class, GUID (won't have to access db and grab it, also unique globally)</text:p>
        </text:list-item>
      </text:list>
      <text:p text:style-name="P1"/>
      <text:p text:style-name="P1">dbContext class needs:</text:p>
      <text:list xml:id="list2769338076712273157" text:style-name="L2">
        <text:list-item>
          <text:p text:style-name="P10">dbsets</text:p>
        </text:list-item>
        <text:list-item>
          <text:p text:style-name="P10">onModelCreating overrides: look for already generated dbContext( db first)</text:p>
        </text:list-item>
      </text:list>
      <text:p text:style-name="P1"><text:tab/>define entity properties, constraints, and relationship (sql expressed in c#)</text:p>
      <text:list xml:id="list38662461" text:continue-numbering="true" text:style-name="L2">
        <text:list-item>
          <text:p text:style-name="P10">constuctor</text:p>
        </text:list-item>
      </text:list>
      <text:p text:style-name="P1"/>
      <text:p text:style-name="P6">1: n relationship 3 properties: <text:span text:style-name="T1">foreign key property</text:span>, <text:span text:style-name="T1">navigation property</text:span> and <text:span text:style-name="T1">a collection of navigation property</text:span> on the other end</text:p>
      <text:p text:style-name="P6"/>
      <text:p text:style-name="P6">context gets its configuration from 3 sourcs, override order 1 2 3 replaces 2</text:p>
      <text:list xml:id="list775824805472896717" text:style-name="L3">
        <text:list-item>
          <text:p text:style-name="P19"><text:span text:style-name="T1">convention</text:span>: default, ID-&gt; primary key, <text:s/>string → <text:s/>nvarchar,,</text:p>
        </text:list-item>
        <text:list-item>
          <text:p text:style-name="P19"><text:span text:style-name="T1">data-annotations</text:span>: attributes on EF data model classes, and change some in dbcontext class, some functions don't have attributes for remain, not flexible</text:p>
        </text:list-item>
        <text:list-item>
          <text:p text:style-name="P19"><text:span text:style-name="T1">fluent API: calls</text:span> in dbcontext onmodelcreating override</text:p>
        </text:list-item>
      </text:list>
      <text:p text:style-name="P6">computed columns: like total Cost</text:p>
      <text:p text:style-name="P1"/>
      <text:list xml:id="list5453032207581754676" text:style-name="L4">
        <text:list-item>
          <text:p text:style-name="P11">put dbcontext in startup configureservices, services.AddDbContext&lt;YourDbContext&gt;(options =&gt; options.UseSqlServer(Configuration.GetConnectionString(“default”))</text:p>
        </text:list-item>
        <text:list-item>
          <text:p text:style-name="P11">create a new database, and modify connection string with new db name, put in the <text:s/><text:soft-page-break/>appsetting,json, spell correctly and check {}</text:p>
        </text:list-item>
        <text:list-item>
          <text:p text:style-name="P11">Command line call from the data model folder</text:p>
        </text:list-item>
      </text:list>
      <text:p text:style-name="P1"><text:tab/>dotnet ef migrations add Initial(name) <text:s/>--startup-project ../webapp path, add packages if prompts show up</text:p>
      <text:p text:style-name="P1"><text:tab/><text:span text:style-name="T5">make new changes only based on the current database model like git commit → migration folder with c# files that will apply changes, UP() apply → create table xxx , DOWN() undo → drop table xxx, snapshot makes all explicit, <text:s/>diff check against since last time changed, no new tables made yet</text:span></text:p>
      <text:p text:style-name="P1"><text:tab/>dotnet ef database update --startup-project ../webapp path</text:p>
      <text:p text:style-name="P1"><text:tab/>dotnet ef dbcontext script --output path</text:p>
      <text:p text:style-name="P1"/>
      <text:p text:style-name="P1">8. data seeding: setup initial data in dbcontext</text:p>
      <text:p text:style-name="P6">context.Database.EnsureCreated() → cannot update structure in the future</text:p>
      <text:p text:style-name="P6">insert data into tables in dbcontext .HasData</text:p>
      <text:p text:style-name="P6">if Id is identity, still can provide , but will figure out</text:p>
      <text:p text:style-name="P6">doesnt have navigation property must use anonymous type</text:p>
      <text:p text:style-name="P1">--------------------------------------------code first ------------------------------------------</text:p>
      <text:p text:style-name="P1"/>
      <text:p text:style-name="P1">9. Runtime Web application, inject dbcontext to controller</text:p>
      <text:p text:style-name="P6">@: must html</text:p>
      <text:p text:style-name="P7">bypass a lot of sql commands, but still need to check to make sure sql good ???</text:p>
      <text:p text:style-name="P1"/>
      <text:p text:style-name="P6">if it is structure heavy, use dbfirst; otherwise, use code first </text:p>
      <text:p text:style-name="P6">use environment variables in to configuration</text:p>
      <text:p text:style-name="P6">select project, manages user secrets, another file else on computer and reference to. No need to push to github, but exist only for a machine</text:p>
      <text:p text:style-name="P6">required for project 1,JSOn structure flatting : or _ _ represents {}</text:p>
      <text:p text:style-name="P6"/>
      <text:list xml:id="list5166145969836885508" text:style-name="L5">
        <text:list-item>
          <text:p text:style-name="P24">Move connection string from appsetting to secret, check spelling and select correct project</text:p>
          <text:p text:style-name="P12"/>
        </text:list-item>
      </text:list>
      <text:p text:style-name="P1">--------------------------------- dbcontext testing-----------------------------------------------</text:p>
      <text:p text:style-name="P1">11. <text:span text:style-name="T1">test controller logic</text:span></text:p>
      <text:p text:style-name="P4"><text:s/><text:span text:style-name="T9"><text:s text:c="4"/></text:span><text:span text:style-name="T10">0. dependencies must be interfaces to use mocking</text:span></text:p>
      <text:list xml:id="list6634608021920262925" text:style-name="L6">
        <text:list-item>
          <text:p text:style-name="P13">make a new controllerTest, a new test method and a controller, but need Irepositoary: Dummy way and Mocking, Ilogger-&gt;Nullogger</text:p>
        </text:list-item>
        <text:list-item>
          <text:p text:style-name="P13">Do Dummy way: create dummy classes, call controller action method</text:p>
        </text:list-item>
        <text:list-item>
          <text:p text:style-name="P13">check the type of action result Assert.IsAssignableFrom &lt;ViewResult&gt;(acitonResult)</text:p>
        </text:list-item>
        <text:list-item>
          <text:p text:style-name="P13">check values</text:p>
        </text:list-item>
        <text:list-item>
          <text:p text:style-name="P13">Do Mocking, nuget Moq package, inject repo into controller class</text:p>
        </text:list-item>
        <text:list-item>
          <text:p text:style-name="P13"><text:soft-page-break/>create a Mock repository instance, set up the mock instance, configure the controller and all its action method, assert like above</text:p>
        </text:list-item>
        <text:list-item>
          <text:p text:style-name="P13">test null references, uses it.isAny&lt;Class&gt;().verifiable()</text:p>
        </text:list-item>
        <text:list-item>
          <text:p text:style-name="P13">verfiy it has been called once</text:p>
        </text:list-item>
        <text:list-item>
          <text:p text:style-name="P13">what if no interface, like dbcontext, test the actual runtime vs test effectiveness</text:p>
        </text:list-item>
        <text:list-item>
          <text:p text:style-name="P13"><text:span text:style-name="T1"><text:s/></text:span>local dabatabase like SQL Server</text:p>
        </text:list-item>
        <text:list-item>
          <text:p text:style-name="P13">SQLite: fast, in-memory mode need no files, <text:span text:style-name="T5">use separate db for each method, but need multiple instances of dncontext, </text:span></text:p>
        </text:list-item>
        <text:list-item>
          <text:p text:style-name="P13"><text:span text:style-name="T6"><text:s/></text:span>use multiple context before and after “act”, should not test an actual database, slow down performance, make data inconsistent, delete data, <text:span text:style-name="T5">client side validation, should log the exception before throwing it.intergration can swtich dbcontext, means to get a different datebase server</text:span></text:p>
        </text:list-item>
      </text:list>
      <text:p text:style-name="P1"/>
      <text:p text:style-name="P1">lecture16</text:p>
      <text:p text:style-name="P1">partial view: separate a large component into small pieces, do it after the project has been finished</text:p>
      <text:list xml:id="list3767265087883266189" text:style-name="L7">
        <text:list-item>
          <text:p text:style-name="P14">lazy loading: lazy object, <text:s/>remove .Include and related data is loaded seprately for many times, <text:s text:c="2"/>n + 1 issue: exponential</text:p>
        </text:list-item>
        <text:list-item>
          <text:p text:style-name="P14">explicit loading: on specific fields</text:p>
        </text:list-item>
        <text:list-item>
          <text:p text:style-name="P14">filter, select inside a join table .Include( <text:s/>where)</text:p>
        </text:list-item>
        <text:list-item>
          <text:p text:style-name="P20"><text:span text:style-name="T1">generate controller</text:span>, use empty or read/write, not the mvc</text:p>
        </text:list-item>
        <text:list-item>
          <text:p text:style-name="P20">click on Index action-&gt; add view, select <text:span text:style-name="T1">razor view</text:span></text:p>
        </text:list-item>
        <text:list-item>
          <text:p text:style-name="P20">view name, template: crud + collection, model: </text:p>
        </text:list-item>
        <text:list-item>
          <text:p text:style-name="P20">model: us domain class for now, data context class empty</text:p>
        </text:list-item>
        <text:list-item>
          <text:p text:style-name="P14">can select a layout page, default is _layout</text:p>
        </text:list-item>
        <text:list-item>
          <text:p text:style-name="P20">After view generated, add a &lt;li&gt; that contains the new controller and action in layout to create a link</text:p>
        </text:list-item>
        <text:list-item>
          <text:p text:style-name="P20"><text:s/>fix index.cshtml actionlink with a primary key, for details, edit, and delete</text:p>
        </text:list-item>
        <text:list-item>
          <text:p text:style-name="P20"><text:s/>for details, create, edit, delete.cshtml, update with the same primary key</text:p>
        </text:list-item>
        <text:list-item>
          <text:p text:style-name="P14"><text:span text:style-name="T5"><text:s/></text:span>a form has 2 action methods, 1 regular http get action method for display, 2 http post action method for receiving and processing the submitted form, </text:p>
        </text:list-item>
        <text:list-item>
          <text:p text:style-name="P20"><text:s/>in any controller, any CRUD that has 2 action methods, give an extra parameter to it to overload</text:p>
        </text:list-item>
        <text:list-item>
          <text:p text:style-name="P20"><text:s/>in any CRUB method, operation could fail ( no connection, redirect), so use a try catch block</text:p>
        </text:list-item>
        <text:list-item>
          <text:p text:style-name="P20"><text:s/>if an error happens, return to the same view for another try</text:p>
        </text:list-item>
        <text:list-item>
          <text:p text:style-name="P14"><text:s/>redirect makes url consistent and make more sense to users, so use redirect after a success</text:p>
        </text:list-item>
        <text:list-item>
          <text:p text:style-name="P20"><text:s/>create [Httpget] and [httppost] and [validateantiforgerytoken] attributes for each form actions: create, edit</text:p>
        </text:list-item>
        <text:list-item>
          <text:p text:style-name="P20"><text:s/>Model binding: <text:s/>let parameters(view models) handle them automatically, but it only works with only public setter, so create view models to use for views</text:p>
        </text:list-item>
        <text:list-item>
          <text:p text:style-name="P14"><text:soft-page-break/><text:s/>view models for validation and display logic, needed for asp.net not the domail model</text:p>
        </text:list-item>
        <text:list-item>
          <text:p text:style-name="P20"><text:s/>server side model binding, runs automatically, does not throw exception or short-circuit, errors added into model state, <text:s/>write code to check duplicate names and other conditions like null references, matching passwords that ASP.Net cant check</text:p>
        </text:list-item>
        <text:list-item>
          <text:p text:style-name="P14"><text:s/>debug: “this” points to the current controller</text:p>
        </text:list-item>
        <text:list-item>
          <text:p text:style-name="P14"><text:s/>attributes syntax , write them on different lines or the same line</text:p>
        </text:list-item>
      </text:list>
      <text:list xml:id="list379387138852715405" text:style-name="L8">
        <text:list-item>
          <text:p text:style-name="P21"><text:s/>modelstate is not valid, send it back prefilled</text:p>
        </text:list-item>
        <text:list-item>
          <text:p text:style-name="P21">asp-validation tag helper print the error msg contained in a modelstate</text:p>
        </text:list-item>
        <text:list-item>
          <text:p text:style-name="P21">create a Domain class object to work with a repo</text:p>
        </text:list-item>
        <text:list-item>
          <text:p text:style-name="P21"><text:s/>Log exception manually add modelstate.addmodelerror(“”,“error message”), added into html</text:p>
        </text:list-item>
      </text:list>
      <text:p text:style-name="P1"/>
      <text:p text:style-name="P1">lecure 17</text:p>
      <text:p text:style-name="P1">server side validation happens at our app before db acess</text:p>
      <text:p text:style-name="P1">client side validation happens when users fill out forms because it can be circumvented, for a good user experience and more rapid feedback, to prevent SQL injection mostly</text:p>
      <text:p text:style-name="P1"/>
      <text:list xml:id="list3110692874674828328" text:style-name="L9">
        <text:list-item>
          <text:p text:style-name="P15">implement client side validation</text:p>
        </text:list-item>
        <text:list-item>
          <text:p text:style-name="P15">can add validation in under input in xxx.cshtml,but html5 used data attributes, java script will look for them,5 java pages at the bottom </text:p>
        </text:list-item>
        <text:list-item>
          <text:p text:style-name="P15">rendersection, feature of layout, additional content, @section in layout page, designed for script tags</text:p>
        </text:list-item>
        <text:list-item>
          <text:p text:style-name="P15">@render functions don't return string, but directly render the results on the screen, but faster than the original verison, “references script libraries” in creation page, missed it just copy over @rendersection part</text:p>
        </text:list-item>
        <text:list-item>
          <text:p text:style-name="P15">client side, browser won't even submit the form, but server-side can still catch it and send it back with errors shown</text:p>
        </text:list-item>
        <text:list-item>
          <text:p text:style-name="P15">can add custome attributes</text:p>
        </text:list-item>
        <text:list-item>
          <text:p text:style-name="P15">nullable by default not required, any value type by default is <text:s/>required</text:p>
        </text:list-item>
        <text:list-item>
          <text:p text:style-name="P15">Cross Site, use a token to prove the form is valid, hidden, count as an input of http request, check by [validateAntiForgerytoken], cant modify, can't use the same, will not get to action result</text:p>
        </text:list-item>
        <text:list-item>
          <text:p text:style-name="P22">all http post must have [validateAntiForgerytoken]</text:p>
        </text:list-item>
        <text:list-item>
          <text:p text:style-name="P15"><text:s/>form tag helper built in now</text:p>
        </text:list-item>
        <text:list-item>
          <text:p text:style-name="P22"><text:s/>html tag helpers, in mvc.notes</text:p>
        </text:list-item>
        <text:list-item>
          <text:p text:style-name="P22"><text:s/>drop down list for user to select location and items in mvc.notes and stackoverflow</text:p>
        </text:list-item>
        <text:list-item>
          <text:p text:style-name="P22"><text:s/>&lt;select asp-for= “Country” asp-items=”Model.Countries”&gt;&lt;/select&gt;, <text:s/>need a list of <text:s/>items on a view model, fetch from database and fill in</text:p>
        </text:list-item>
        <text:list-item>
          <text:p text:style-name="P22"><text:s/>Url.Action</text:p>
        </text:list-item>
        <text:list-item>
          <text:p text:style-name="P15"><text:s/>view if not strongly-typed, some tag helpers need rework</text:p>
        </text:list-item>
        <text:list-item>
          <text:p text:style-name="P15"><text:soft-page-break/><text:s/>view becomes dynamic typed, also a feature, <text:s/>dynamix x = new object(), do anything, switches off compile time type checking, until runtime hits, Runtimebinder exception</text:p>
        </text:list-item>
        <text:list-item>
          <text:p text:style-name="P15">if not pass in anything value, weakly typed is fine like home page</text:p>
        </text:list-item>
        <text:list-item>
          <text:p text:style-name="P17"><text:span text:style-name="T8"><text:s/>viewData (type dynamic) and ViewBag, </text:span><text:span text:style-name="T7">set in the controller and read in the view, </text:span><text:span text:style-name="T8">how many locations or products found, can hold complicated data, but recommended to use view model for error checking, cant pass data to the next request. Viewbag.Title = “create”, <text:s/>just a container, same functionality, a dynamic object set and get at runtime, use interchangeably no difference</text:span></text:p>
        </text:list-item>
        <text:list-item>
          <text:p text:style-name="P17"><text:span text:style-name="T8">users' information should be maintained by them, easy way is to embed url in action's view @action link, customer= viewData[customerId] <text:s/></text:span><text:span text:style-name="T7">(query string) </text:span></text:p>
        </text:list-item>
        <text:list-item>
          <text:p text:style-name="P15"><text:s/>or use a form and <text:span text:style-name="T5">hidden fields</text:span> to keep customer information, cant contain complicated information, not recommended to use json serialization either, see more in “session and state management”</text:p>
        </text:list-item>
        <text:list-item>
          <text:p text:style-name="P15"><text:s/><text:span text:style-name="T5">httpcontext.items</text:span>, <text:span text:style-name="T5">cache</text:span> maintain locally, don't scale well, not recommended</text:p>
        </text:list-item>
        <text:list-item>
          <text:p text:style-name="P15"><text:s/><text:span text:style-name="T5">cookies</text:span> store all data between a client and s server, but send all of them everytime, <text:span text:style-name="T5">session.state</text:span> on top of cookies, <text:span text:style-name="T5">temp data</text:span> on top of session</text:p>
        </text:list-item>
        <text:list-item>
          <text:p text:style-name="P15"><text:s/>cookies and temp data show in xxx.cshtml, in controllers, set tempdata</text:p>
        </text:list-item>
        <text:list-item>
          <text:p text:style-name="P15"><text:s/>redirect is new request, temp data works, but viewdata not, refreshes the page, remove temp data, marked for one time use, but can unmark with <text:span text:style-name="T5">Keep()</text:span> method, or avoid being marked with <text:span text:style-name="T5">Peek()</text:span> method</text:p>
        </text:list-item>
        <text:list-item>
          <text:p text:style-name="P22"><text:s/>temp data used to store partially built shopping cart, serialize it to json and stored in there, </text:p>
        </text:list-item>
        <text:list-item>
          <text:p text:style-name="P22"><text:s/>difference between order placed and order not placed</text:p>
        </text:list-item>
        <text:list-item>
          <text:p text:style-name="P22">check cookies settings( non-essential cookies disabled) in browser if temp data does not work.</text:p>
        </text:list-item>
        <text:list-item>
          <text:p text:style-name="P22"><text:s/>Currently logged in user , put temp data in layout</text:p>
        </text:list-item>
        <text:list-item>
          <text:p text:style-name="P22"><text:s/>in restaurant review, domain and db classes are not changed</text:p>
        </text:list-item>
        <text:list-item>
          <text:p text:style-name="P22"><text:s/>input disabled out area</text:p>
        </text:list-item>
        <text:list-item>
          <text:p text:style-name="P22"><text:s/>bootstrap documentation, can read about it</text:p>
        </text:list-item>
      </text:list>
      <text:p text:style-name="P1"/>
      <text:p text:style-name="P1">lecture 18</text:p>
      <text:list xml:id="list7141562583979729401" text:style-name="L10">
        <text:list-item>
          <text:p text:style-name="P16">make specific routes in starup, using mapcontrollerroute</text:p>
        </text:list-item>
        <text:list-item>
          <text:p text:style-name="P18">attribute routing override the convention routing, either one works, but can provide multiple routes, takes the first one</text:p>
        </text:list-item>
        <text:list-item>
          <text:p text:style-name="P16">[Route”locations/all”] on actionresult, can give them names</text:p>
        </text:list-item>
        <text:list-item>
          <text:p text:style-name="P16">can be on controllers as well, set up prefix, can be on httppost as well</text:p>
        </text:list-item>
        <text:list-item>
          <text:p text:style-name="P16">instead of hard coding”” , route(“[controller]”] works on all</text:p>
        </text:list-item>
        <text:list-item>
          <text:p text:style-name="P16">the more you put on controller, the less you need to put on actionresult</text:p>
        </text:list-item>
        <text:list-item>
          <text:p text:style-name="P16">on index, routelink set name, either a route name or attribute name</text:p>
        </text:list-item>
        <text:list-item>
          <text:p text:style-name="P16">url scheme???</text:p>
        </text:list-item>
        <text:list-item>
          <text:p text:style-name="P16">git integration, add, commit, push, see history, double click to see difference, <text:soft-page-break/>revert to commited, new branch and commit</text:p>
        </text:list-item>
        <text:list-item>
          <text:p text:style-name="P16"><text:s/>automatic dependency injection recursively(means all needed will be created)</text:p>
        </text:list-item>
        <text:list-item>
          <text:p text:style-name="P16"><text:s/>3 ways to add services</text:p>
        </text:list-item>
        <text:list-item>
          <text:p text:style-name="P16"><text:s/>singleton, one instance created until app shutsdown, no extra implementation</text:p>
        </text:list-item>
        <text:list-item>
          <text:p text:style-name="P16"><text:s/>scope one per http request, browser refresh</text:p>
        </text:list-item>
        <text:list-item>
          <text:p text:style-name="P16"><text:s/>transient. A new instance everytime a different object needs it</text:p>
        </text:list-item>
        <text:list-item>
          <text:p text:style-name="P16"><text:s/>dbcontext not thread safe, should not be singleton, default to scoped</text:p>
        </text:list-item>
        <text:list-item>
          <text:p text:style-name="P16"><text:s/>left is interfacce , right is its implementation</text:p>
        </text:list-item>
        <text:list-item>
          <text:p text:style-name="P16"><text:s/>by default, can't declear one and reference it later, can declare as you go</text:p>
        </text:list-item>
        <text:list-item>
          <text:p text:style-name="P16"><text:s/><text:span text:style-name="T5">filters, 1 hr</text:span></text:p>
        </text:list-item>
        <text:list-item>
          <text:p text:style-name="P23">authorization filter, admin</text:p>
        </text:list-item>
        <text:list-item>
          <text:p text:style-name="P23"><text:s/>resource filter, calculation retained</text:p>
        </text:list-item>
        <text:list-item>
          <text:p text:style-name="P23">action fileter, modify action, use it for depuplicate code on actions</text:p>
        </text:list-item>
        <text:list-item>
          <text:p text:style-name="P23"><text:s/>exception filter, earlier than global catches, not global themselves, actually happen before model binding, action filters,</text:p>
        </text:list-item>
        <text:list-item>
          <text:p text:style-name="P23"><text:s/>result filter, </text:p>
        </text:list-item>
        <text:list-item>
          <text:p text:style-name="P16"><text:s/>new filter, before execution, after executed, must sufix attributes</text:p>
        </text:list-item>
        <text:list-item>
          <text:p text:style-name="P16"><text:s/>cant have normal dict because a new will be created, cant static not thread safe</text:p>
        </text:list-item>
        <text:list-item>
          <text:p text:style-name="P16"><text:s/>need a singleton service that manages it, concurrent dicitionary. Interface type</text:p>
        </text:list-item>
        <text:list-item>
          <text:p text:style-name="P16"><text:s/>add it in startup configure, filter depends on services, cant inject directly</text:p>
        </text:list-item>
        <text:list-item>
          <text:p text:style-name="P16"><text:s/>apply it as an attribute on top of am action for one, on controller for all actions</text:p>
        </text:list-item>
        <text:list-item>
          <text:p text:style-name="P16"><text:s/>globally under startup configure , addcontroller with views options.filters.add</text:p>
        </text:list-item>
        <text:list-item>
          <text:p text:style-name="P16"><text:s/>from services, injection into one action, instead of injection into the whole class, use it for a specific action</text:p>
        </text:list-item>
        <text:list-item>
          <text:p text:style-name="P23">what is a service layer? In the domain, class orderserive scoped, method placeorder(where) shopping cart,, cart location?</text:p>
        </text:list-item>
        <text:list-item>
          <text:p text:style-name="P23">Logging use exsiting infrastructure,, add logging and configure logging, default to console, set in appsetting,json 205hr, <text:s/>output selection yourproject</text:p>
        </text:list-item>
        <text:list-item>
          <text:p text:style-name="P23">appsetting.development,settting overrides</text:p>
        </text:list-item>
        <text:list-item>
          <text:p text:style-name="P23"><text:s/>on vs code, … on the top left give more options, on the top right give commit histroy, what changed</text:p>
        </text:list-item>
        <text:list-item>
          <text:p text:style-name="P23"><text:s/>code first, css, html, dbcontext, controller test + this week for next monday, know what is javascript, client side validation</text:p>
        </text:list-item>
        <text:list-item>
          <text:p text:style-name="P23"><text:s/>12 columns system, <text:s/>basic layout,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7T08:32:43.64</meta:creation-date>
    <dc:date>2020-11-30T18:46:10.93</dc:date>
    <meta:editing-duration>P6DT13H36M19S</meta:editing-duration>
    <meta:editing-cycles>37</meta:editing-cycles>
    <meta:generator>OpenOffice/4.1.3$Win32 OpenOffice.org_project/413m1$Build-9783</meta:generator>
    <meta:document-statistic meta:table-count="0" meta:image-count="0" meta:object-count="0" meta:page-count="11" meta:paragraph-count="318" meta:word-count="3081" meta:character-count="19781"/>
  </office:meta>
</office:document-meta>
</file>